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eguntas Nuevo Horario STI</text:title></text:p>
      <text:p text:style-name="OrgTitle"/>
      <text:p text:style-name="OrgSubtitle"><text:initial-creator>John Do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cdaa49">1. Preguntas</text:a></text:p>
          <text:p text:style-name="Contents_20_1"><text:a xlink:type="simple" xlink:href="#orga876dc3">2. Propuestas</text:a></text:p>
          <text:p text:style-name="Contents_20_1"><text:a xlink:type="simple" xlink:href="#org0453b90">3. Pros</text:a></text:p>
          <text:p text:style-name="Contents_20_1"><text:a xlink:type="simple" xlink:href="#org29afaaf">4. Contras</text:a></text:p>
        </text:index-body>
      </text:table-of-content>
      <text:h text:style-name="Heading_20_1" text:outline-level="1" text:is-list-header="false">
<text:bookmark-start text:name="OrgXref.org3cdaa49"/>
<text:bookmark text:name="org3cdaa49"/>Preguntas
<text:bookmark-end text:name="OrgXref.org3cdaa49"/></text:h>
      <text:list text:style-name="OrgNumberedList" text:continue-numbering="false">
        <text:list-item>
          <text:p text:style-name="Text_20_body">Nunca tocará trabajar ambos días del finde?
</text:p>
          <text:list text:style-name="OrgBulletedList" text:continue-numbering="true">
            <text:list-item>
              <text:p text:style-name="Text_20_body">No, no deberia tocar dos seguidos
</text:p>
            </text:list-item>
          </text:list>
        </text:list-item>
        <text:list-item>
          <text:p text:style-name="Text_20_body">Mucha rotaicón, trabajo pendiente
</text:p>
        </text:list-item>
        <text:list-item>
          <text:p text:style-name="Text_20_body">Nuevos ingresos le van a costar más tomar el ritmo
</text:p>
        </text:list-item>
        <text:list-item>
          <text:p text:style-name="Text_20_body">Se pierde articulo 22, no hay flexibilidad de horario
</text:p>
        </text:list-item>
        <text:list-item>
          <text:p text:style-name="Text_20_body">Qué condiciones tiene los turnos fin de semana?
</text:p>
          <text:list text:style-name="OrgBulletedList" text:continue-numbering="true">
            <text:list-item>
              <text:p text:style-name="Text_20_body">Considerado dentro del turno, no es extra
</text:p>
            </text:list-item>
          </text:list>
        </text:list-item>
        <text:list-item>
          <text:p text:style-name="Text_20_body">Todos los turnos son estrictamente prescencial
</text:p>
          <text:list text:style-name="OrgBulletedList" text:continue-numbering="true">
            <text:list-item>
              <text:p text:style-name="Text_20_body">No, hay turno TT
</text:p>
            </text:list-item>
          </text:list>
        </text:list-item>
        <text:list-item>
          <text:p text:style-name="Text_20_body">Con qué se pueden flexibilizar para que la propuesta sea justa?
</text:p>
          <text:list text:style-name="OrgBulletedList" text:continue-numbering="true">
            <text:list-item>
nil
</text:list-item>
          </text:list>
        </text:list-item>
        <text:list-item>
          <text:p text:style-name="Text_20_body">Los que tenemos conocimientos en algo especifico no trabajamos las horas justas
</text:p>
          <text:list text:style-name="OrgBulletedList" text:continue-numbering="true">
            <text:list-item>
              <text:p text:style-name="Text_20_body">Problemas en fibra Hector debe estar atento fuera de horario si es necesario
</text:p>
            </text:list-item>
            <text:list-item>
              <text:p text:style-name="Text_20_body">Problemas en plataforma VICI Diego Cordova y Pedro deben estar atentos fuera de horario
</text:p>
            </text:list-item>
          </text:list>
        </text:list-item>
        <text:list-item>
          <text:p text:style-name="Text_20_body">No hay más día compensado
</text:p>
        </text:list-item>
      </text:list>
      <text:h text:style-name="Heading_20_1" text:outline-level="1" text:is-list-header="false">
<text:bookmark-start text:name="OrgXref.orga876dc3"/>
<text:bookmark text:name="orga876dc3"/>Propuestas
<text:bookmark-end text:name="OrgXref.orga876dc3"/></text:h>
      <text:list text:style-name="OrgBulletedList" text:continue-numbering="false">
        <text:list-item>
          <text:p text:style-name="Text_20_body">Mismo horario pero una persona extra en diagonal
</text:p>
        </text:list-item>
        <text:list-item>
          <text:p text:style-name="Text_20_body">Proponer un equipo part-time para sábado y domingo
</text:p>
        </text:list-item>
        <text:list-item>
          <text:p text:style-name="Text_20_body">Turnos rotativos Lunes a Viernes hasta 00 hrs
</text:p>
        </text:list-item>
      </text:list>
      <text:h text:style-name="Heading_20_1" text:outline-level="1" text:is-list-header="false">
<text:bookmark-start text:name="OrgXref.org0453b90"/>
<text:bookmark text:name="org0453b90"/>Pros
<text:bookmark-end text:name="OrgXref.org0453b90"/></text:h>
      <text:list text:style-name="OrgBulletedList" text:continue-numbering="false">
        <text:list-item>
          <text:p text:style-name="Text_20_body">Más manos, nuevas contrataciones
</text:p>
        </text:list-item>
        <text:list-item>
          <text:p text:style-name="Text_20_body">Menos horas???
</text:p>
        </text:list-item>
      </text:list>
      <text:h text:style-name="Heading_20_1" text:outline-level="1" text:is-list-header="false">
<text:bookmark-start text:name="OrgXref.org29afaaf"/>
<text:bookmark text:name="org29afaaf"/>Contras
<text:bookmark-end text:name="OrgXref.org29afaaf"/></text:h>
      <text:list text:style-name="OrgBulletedList" text:continue-numbering="false">
        <text:list-item>
          <text:p text:style-name="Text_20_body">No flexibilidad de horario
</text:p>
        </text:list-item>
        <text:list-item>
          <text:p text:style-name="Text_20_body">Volver a capacitar nuevos ingresos, doble trabajo
</text:p>
        </text:list-item>
        <text:list-item>
          <text:p text:style-name="Text_20_body">Menos horas para dejar trabajo hecho
</text:p>
        </text:list-item>
        <text:list-item>
          <text:p text:style-name="Text_20_body">Se trabaja sábado y domingo
</text:p>
        </text:list-item>
        <text:list-item>
          <text:p text:style-name="Text_20_body">Preocuparse de más trabajo en menos tiempo y de preparar a los nuevos ingresos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Doe</dc:creator>
    <meta:initial-creator>John Doe</meta:initial-creator>
    <dc:date>2022-07-25T17:20:19</dc:date>
    <meta:creation-date>2022-07-25T17:20:19</meta:creation-date>
    <meta:generator>Emacs 28.1 (Org mode 9.6)</meta:generator>
    <meta:keyword/>
    <dc:subject/>
    <dc:title>Preguntas Nuevo Horario STI</dc:title>
  </office:meta>
</office:document-meta>
</file>